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新細明體1" svg:font-family="新細明體1"/>
    <style:font-face style:name="新細明體" svg:font-family="新細明體"/>
    <style:font-face style:name="標楷體" svg:font-family="標楷體"/>
    <style:font-face style:name="Microsoft YaHei1" svg:font-family="&quot;Microsoft YaHei1&quot;"/>
    <style:font-face style:name="Microsoft YaHei" svg:font-family="&quot;Microsoft YaHei&quot;"/>
    <style:font-face style:name="elffont fern" svg:font-family="&quot;elffont fer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_19968__33324__Sheet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4" style:family="table-cell" style:parent-style-name="_19968__33324__Sheet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5" style:family="table-cell" style:parent-style-name="_19968__33324__Sheet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6" style:family="table-cell" style:parent-style-name="_19968__33324__Sheet1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" style:family="table-cell" style:parent-style-name="_19968__33324__Sheet1" style:data-style-name="N0">
      <style:table-cell-properties fo:border-top="none" fo:border-bottom="thin solid #000000" fo:border-left="none" fo:border-right="none" style:vertical-align="middle" fo:background-color="transparent" style:shrink-to-fit="true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8" style:family="table-cell" style:parent-style-name="_19968__33324__Sheet1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9" style:family="table-cell" style:parent-style-name="_19968__33324__Sheet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10" style:family="table-cell" style:parent-style-name="Default" style:data-style-name="N30">
      <style:table-cell-properties fo:border="thin solid #000000" style:vertical-align="middle" fo:background-color="#FFFFFF" style:cell-protect="hidden-and-protected" style:shrink-to-fit="true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/>
    </style:style>
    <style:style style:name="ce11" style:family="table-cell" style:parent-style-name="_19968__33324__Sheet1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/>
    </style:style>
    <style:style style:name="ce13" style:family="table-cell" style:parent-style-name="Default" style:data-style-name="N30">
      <style:table-cell-properties fo:border="thin solid #000000" style:vertical-align="middle" fo:background-color="#FFFFFF" style:cell-protect="hidden-and-protected" style:shrink-to-fit="true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/>
    </style:style>
    <style:style style:name="ce14" style:family="table-cell" style:parent-style-name="_19968__33324__Sheet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Microsoft YaHei1" style:font-name-asian="Microsoft YaHei1" style:font-name-complex="Microsoft YaHei1"/>
    </style:style>
    <style:style style:name="ce16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Microsoft YaHei1" style:font-name-asian="Microsoft YaHei1" style:font-name-complex="Microsoft YaHei1"/>
    </style:style>
    <style:style style:name="ce17" style:family="table-cell" style:parent-style-name="_19968__33324__Sheet1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Microsoft YaHei" style:font-name-asian="Microsoft YaHei" style:font-name-complex="Microsoft YaHei" style:font-family-generic="swiss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Microsoft YaHei1" style:font-name-asian="Microsoft YaHei1" style:font-name-complex="Microsoft YaHei1"/>
    </style:style>
    <style:style style:name="ce20" style:family="table-cell" style:parent-style-name="_19968__33324__Sheet1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21" style:family="table-cell" style:parent-style-name="_19968__33324__Sheet1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22" style:family="table-cell" style:parent-style-name="Default" style:data-style-name="N30">
      <style:table-cell-properties fo:border="thin solid #000000" style:vertical-align="middle" fo:background-color="transparent" style:cell-protect="hidden-and-protected" style:shrink-to-fit="true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/>
    </style:style>
    <style:style style:name="ce23" style:family="table-cell" style:parent-style-name="_19968__33324__Sheet1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24" style:family="table-cell" style:parent-style-name="Default" style:data-style-name="N30">
      <style:table-cell-properties fo:border="thin solid #000000" style:vertical-align="middle" fo:background-color="transparent" style:cell-protect="hidden-and-protected" style:shrink-to-fit="true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/>
    </style:style>
    <style:style style:name="ce25" style:family="table-cell" style:parent-style-name="_19968__33324__Sheet1" style:data-style-name="N0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middle"/>
      <style:text-properties style:font-name="新細明體1" style:font-name-asian="新細明體1" style:font-name-complex="新細明體1" fo:font-size="13pt" style:font-size-asian="13pt" style:font-size-complex="13pt"/>
    </style:style>
    <style:style style:name="ce27" style:family="table-cell" style:parent-style-name="_19968__33324__Sheet1" style:data-style-name="N0">
      <style:table-cell-properties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28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 fo:font-size="14pt" style:font-size-asian="14pt" style:font-size-complex="14pt"/>
    </style:style>
    <style:style style:name="ce29" style:family="table-cell" style:parent-style-name="_19968__33324__Sheet1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30" style:family="table-cell" style:parent-style-name="_19968__33324__Sheet1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31" style:family="table-cell" style:parent-style-name="_19968__33324__Sheet1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32" style:family="table-cell" style:parent-style-name="_19968__33324__Sheet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33" style:family="table-cell" style:parent-style-name="_19968__33324__Sheet1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34" style:family="table-cell" style:parent-style-name="_19968__33324__Sheet1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35" style:family="table-cell" style:parent-style-name="_19968__33324__Sheet1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36" style:family="table-cell" style:parent-style-name="_19968__33324__Sheet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37" style:family="table-cell" style:parent-style-name="_19968__33324__Sheet1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38" style:family="table-cell" style:parent-style-name="_19968__33324__Sheet1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新細明體1" style:font-name-asian="新細明體1" style:font-name-complex="新細明體1" fo:font-size="13pt" style:font-size-asian="13pt" style:font-size-complex="13pt"/>
    </style:style>
    <style:style style:name="ce39" style:family="table-cell" style:parent-style-name="_19968__33324__Sheet1" style:data-style-name="N0">
      <style:table-cell-properties style:vertical-align="middle" fo:background-color="transparent" style:repeat-content="false"/>
      <style:paragraph-properties fo:text-align="center"/>
      <style:text-properties style:font-name="新細明體1" style:font-name-asian="新細明體1" style:font-name-complex="新細明體1" fo:font-size="13pt" style:font-size-asian="13pt" style:font-size-complex="13pt"/>
    </style:style>
    <style:style style:name="ce40" style:family="table-cell" style:parent-style-name="_19968__33324__Sheet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41" style:family="table-cell" style:parent-style-name="Default" style:data-style-name="N0">
      <style:text-properties style:font-name="標楷體" style:font-name-asian="標楷體" style:font-name-complex="標楷體" fo:font-size="12pt" style:font-size-asian="12pt" style:font-size-complex="12pt"/>
    </style:style>
    <style:style style:name="ce42" style:family="table-cell" style:parent-style-name="Default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ce43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2pt" style:font-size-asian="12pt" style:font-size-complex="12pt"/>
    </style:style>
    <style:style style:name="ce44" style:family="table-cell" style:parent-style-name="_19968__33324__Sheet1" style:data-style-name="N0">
      <style:table-cell-properties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8pt" style:font-size-asian="18pt" style:font-size-complex="18pt" style:font-family-generic="roman"/>
    </style:style>
    <style:style style:name="ce45" style:family="table-cell" style:parent-style-name="_19968__33324__Sheet1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46" style:family="table-cell" style:parent-style-name="_19968__33324__Sheet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4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Microsoft YaHei1" style:font-name-asian="Microsoft YaHei1" style:font-name-complex="Microsoft YaHei1"/>
    </style:style>
    <style:style style:name="ce48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Microsoft YaHei1" style:font-name-asian="Microsoft YaHei1" style:font-name-complex="Microsoft YaHei1"/>
    </style:style>
    <style:style style:name="ce49" style:family="table-cell" style:parent-style-name="_19968__33324__Sheet1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/>
    </style:style>
    <style:style style:name="ce51" style:family="table-cell" style:parent-style-name="_19968__33324__Sheet1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52" style:family="table-cell" style:parent-style-name="_19968__33324__Sheet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5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/>
    </style:style>
    <style:style style:name="ce54" style:family="table-cell" style:parent-style-name="_19968__33324__Sheet1" style:data-style-name="N0">
      <style:table-cell-properties fo:border="thin solid #000000" style:vertical-align="middle" fo:background-color="transparent" style:shrink-to-fit="true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5.05354166666667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23.5pt" style:use-optimal-row-height="false" fo:break-before="auto"/>
    </style:style>
    <style:style style:name="ro2" style:family="table-row">
      <style:table-row-properties style:row-height="19.25pt" style:use-optimal-row-height="false" fo:break-before="auto"/>
    </style:style>
    <style:style style:name="ro3" style:family="table-row">
      <style:table-row-properties style:row-height="29.75pt" style:use-optimal-row-height="false" fo:break-before="auto"/>
    </style:style>
    <style:style style:name="ro4" style:family="table-row">
      <style:table-row-properties style:row-height="11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13123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2/31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90" table:formula="of:=SUM([.C5:.C39])" table:style-name="ce8">
            <text:p>9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231.$A$1:1131231.$F$47" table:base-cell-address="1131231.$A$1"/>
        </table:named-expressions>
      </table:table>
      <table:table table:name="114010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1/07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80" table:formula="of:=SUM([.C5:.C39])" table:style-name="ce8">
            <text:p>18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107.$A$1:1140107.$F$47" table:base-cell-address="1140107.$A$1"/>
        </table:named-expressions>
      </table:table>
      <table:table table:name="114011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1/14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114.$A$1:1140114.$F$47" table:base-cell-address="1140114.$A$1"/>
        </table:named-expressions>
      </table:table>
      <table:table table:name="114020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2/04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20" table:formula="of:=SUM([.C5:.C39])" table:style-name="ce8">
            <text:p>12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2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204.$A$1:1140204.$F$47" table:base-cell-address="1140204.$A$1"/>
        </table:named-expressions>
      </table:table>
      <table:table table:name="114021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2/11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20" table:formula="of:=SUM([.C5:.C39])" table:style-name="ce8">
            <text:p>12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2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211.$A$1:1140211.$F$47" table:base-cell-address="1140211.$A$1"/>
        </table:named-expressions>
      </table:table>
      <table:table table:name="11402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2/18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30" table:formula="of:=SUM([.C5:.C39])" table:style-name="ce8">
            <text:p>3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2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218.$A$1:1140218.$F$47" table:base-cell-address="1140218.$A$1"/>
        </table:named-expressions>
      </table:table>
      <table:table table:name="114030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3/04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50" table:style-name="ce12">
            <text:p>5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50" table:style-name="ce12">
            <text:p>5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220" table:formula="of:=SUM([.C5:.C39])" table:style-name="ce8">
            <text:p>22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3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304.$A$1:1140304.$F$47" table:base-cell-address="1140304.$A$1"/>
        </table:named-expressions>
      </table:table>
      <table:table table:name="114031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3/11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3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311.$A$1:1140311.$F$47" table:base-cell-address="1140311.$A$1"/>
        </table:named-expressions>
      </table:table>
      <table:table table:name="11403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3/18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3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318.$A$1:1140318.$F$47" table:base-cell-address="1140318.$A$1"/>
        </table:named-expressions>
      </table:table>
      <table:table table:name="11404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4/01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4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401.$A$1:1140401.$F$47" table:base-cell-address="1140401.$A$1"/>
        </table:named-expressions>
      </table:table>
      <table:table table:name="114040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4/08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20" table:formula="of:=SUM([.C5:.C39])" table:style-name="ce8">
            <text:p>12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4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408.$A$1:1140408.$F$47" table:base-cell-address="1140408.$A$1"/>
        </table:named-expressions>
      </table:table>
      <table:table table:name="11404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4/15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47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47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47"/>
          <table:table-cell table:style-name="ce48"/>
          <table:table-cell table:number-columns-repeated="2"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47"/>
          <table:table-cell table:style-name="ce48"/>
          <table:table-cell table:number-columns-repeated="2"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20" table:formula="of:=SUM([.C5:.C39])" table:style-name="ce8">
            <text:p>12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4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415.$A$1:1140415.$F$47" table:base-cell-address="1140415.$A$1"/>
        </table:named-expressions>
      </table:table>
      <table:table table:name="11404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4/22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47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47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47"/>
          <table:table-cell table:style-name="ce48"/>
          <table:table-cell table:number-columns-repeated="2"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47"/>
          <table:table-cell table:style-name="ce48"/>
          <table:table-cell table:number-columns-repeated="2"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4-4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422.$A$1:1140422.$F$47" table:base-cell-address="1140422.$A$1"/>
        </table:named-expressions>
      </table:table>
      <table:table table:name="114050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5/06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47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50" table:formula="of:=SUM([.C5:.C39])" table:style-name="ce8">
            <text:p>15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5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506.$A$1:1140506.$F$47" table:base-cell-address="1140506.$A$1"/>
        </table:named-expressions>
      </table:table>
      <table:table table:name="11405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5/12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47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5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513.$A$1:1140513.$F$47" table:base-cell-address="1140513.$A$1"/>
        </table:named-expressions>
      </table:table>
      <table:table table:name="11405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5/20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47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5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520.$A$1:1140520.$F$47" table:base-cell-address="1140520.$A$1"/>
        </table:named-expressions>
      </table:table>
      <table:table table:name="114060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6/03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80" table:formula="of:=SUM([.C5:.C39])" table:style-name="ce8">
            <text:p>18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6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603.$A$1:1140603.$F$47" table:base-cell-address="1140603.$A$1"/>
        </table:named-expressions>
      </table:table>
      <table:table table:name="11406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6/10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6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610.$A$1:1140610.$F$47" table:base-cell-address="1140610.$A$1"/>
        </table:named-expressions>
      </table:table>
      <table:table table:name="11406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6/17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6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617.$A$1:1140617.$F$47" table:base-cell-address="1140617.$A$1"/>
        </table:named-expressions>
      </table:table>
      <table:table table:name="11407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7/01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90" table:formula="of:=SUM([.C5:.C39])" table:style-name="ce8">
            <text:p>9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7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701.$A$1:1140701.$F$47" table:base-cell-address="1140701.$A$1"/>
        </table:named-expressions>
      </table:table>
      <table:table table:name="114070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7/08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90" table:formula="of:=SUM([.C5:.C39])" table:style-name="ce8">
            <text:p>9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7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708.$A$1:1140708.$F$47" table:base-cell-address="1140708.$A$1"/>
        </table:named-expressions>
      </table:table>
      <table:table table:name="11407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7/15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50" table:style-name="ce12">
            <text:p>5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40" table:style-name="ce12">
            <text:p>4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80" table:formula="of:=SUM([.C5:.C39])" table:style-name="ce8">
            <text:p>18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7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715.$A$1:1140715.$F$47" table:base-cell-address="1140715.$A$1"/>
        </table:named-expressions>
      </table:table>
      <table:table table:name="11407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7/22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30" table:formula="of:=SUM([.C5:.C39])" table:style-name="ce8">
            <text:p>3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7-4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722.$A$1:1140722.$F$47" table:base-cell-address="1140722.$A$1"/>
        </table:named-expressions>
      </table:table>
      <table:table table:name="114080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8/05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210" table:formula="of:=SUM([.C5:.C39])" table:style-name="ce8">
            <text:p>21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8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805.$A$1:1140805.$F$47" table:base-cell-address="1140805.$A$1"/>
        </table:named-expressions>
      </table:table>
      <table:table table:name="11408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8/12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30" table:formula="of:=SUM([.C5:.C39])" table:style-name="ce8">
            <text:p>3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8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812.$A$1:1140812.$F$47" table:base-cell-address="1140812.$A$1"/>
        </table:named-expressions>
      </table:table>
      <table:table table:name="11408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8/19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4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8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819.$A$1:1140819.$F$47" table:base-cell-address="1140819.$A$1"/>
        </table:named-expressions>
      </table:table>
      <table:table table:name="11409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9/02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80" table:formula="of:=SUM([.C5:.C39])" table:style-name="ce8">
            <text:p>18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9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902.$A$1:1140902.$F$47" table:base-cell-address="1140902.$A$1"/>
        </table:named-expressions>
      </table:table>
      <table:table table:name="114090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9/09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50" table:style-name="ce12">
            <text:p>5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80" table:formula="of:=SUM([.C5:.C39])" table:style-name="ce8">
            <text:p>8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9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909.$A$1:1140909.$F$47" table:base-cell-address="1140909.$A$1"/>
        </table:named-expressions>
      </table:table>
      <table:table table:name="114091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9/16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20" table:formula="of:=SUM([.C5:.C39])" table:style-name="ce8">
            <text:p>12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9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916.$A$1:1140916.$F$47" table:base-cell-address="1140916.$A$1"/>
        </table:named-expressions>
      </table:table>
      <table:table table:name="11409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09/22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9-4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0922.$A$1:1140922.$F$47" table:base-cell-address="1140922.$A$1"/>
        </table:named-expressions>
      </table:table>
      <table:table table:name="11410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10/01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傅永宏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30" table:formula="of:=SUM([.C5:.C39])" table:style-name="ce8">
            <text:p>3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0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41001.$A$1:1141001.$F$47" table:base-cell-address="1141001.$A$1"/>
        </table:named-expressions>
      </table:table>
      <table:table table:name="n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4/10/07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51">
            <text:p>06-501-4531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51">
            <text:p>06-578-3184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11"/>
          <table:table-cell office:value-type="float" office:value="0" table:style-name="ce50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51">
            <text:p>06-581-1421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51">
            <text:p>06-571-7220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51">
            <text:p>06-501-2082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52">
            <text:p>06-635-3862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52">
            <text:p>06-637-1677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11"/>
          <table:table-cell office:value-type="float" office:value="0" table:style-name="ce50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51">
            <text:p>06-622-6213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三股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12">
            <text:p>王春美</text:p>
          </table:table-cell>
          <table:table-cell office:value-type="string" table:style-name="ce53">
            <text:p>06-7881362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國聖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12">
            <text:p>張承哲</text:p>
          </table:table-cell>
          <table:table-cell office:value-type="string" table:style-name="ce53">
            <text:p>06-7880866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永安站</text:p>
          </table:table-cell>
          <table:table-cell table:style-name="ce11"/>
          <table:table-cell office:value-type="float" office:value="0" table:style-name="ce50">
            <text:p>0</text:p>
          </table:table-cell>
          <table:table-cell office:value-type="string" table:style-name="ce12">
            <text:p>蔡誌軒</text:p>
          </table:table-cell>
          <table:table-cell office:value-type="string" table:style-name="ce53">
            <text:p>06-243297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崇德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12">
            <text:p>吳聰賢</text:p>
          </table:table-cell>
          <table:table-cell office:value-type="string" table:style-name="ce53">
            <text:p>06-2609232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number-columns-repeated="16373" table:style-name="ce1"/>
        </table:table-row>
        <table:table-row table:style-name="ro2">
          <table:table-cell office:value-type="string" table:style-name="ce10">
            <text:p>虎山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12">
            <text:p>蔡致群</text:p>
          </table:table-cell>
          <table:table-cell office:value-type="string" table:style-name="ce53">
            <text:p>06-335217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六甲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12">
            <text:p>王秉逢</text:p>
          </table:table-cell>
          <table:table-cell office:value-type="string" table:style-name="ce53">
            <text:p>06-3307625</text:p>
          </table:table-cell>
          <table:table-cell table:style-name="ce20"/>
          <table:table-cell table:style-name="ce2"/>
          <table:table-cell table:style-name="ce18"/>
          <table:table-cell table:style-name="ce19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仁德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12">
            <text:p>翁志強</text:p>
          </table:table-cell>
          <table:table-cell office:value-type="string" table:style-name="ce53">
            <text:p>06-3352495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加昌站</text:p>
          </table:table-cell>
          <table:table-cell table:style-name="ce11"/>
          <table:table-cell office:value-type="float" office:value="0" table:style-name="ce50">
            <text:p>0</text:p>
          </table:table-cell>
          <table:table-cell office:value-type="string" table:style-name="ce12">
            <text:p>吳世昌</text:p>
          </table:table-cell>
          <table:table-cell office:value-type="string" table:style-name="ce53">
            <text:p>07-3661625</text:p>
          </table:table-cell>
          <table:table-cell table:style-name="ce14"/>
          <table:table-cell table:number-columns-repeated="2" table:style-name="ce2"/>
          <table:table-cell table:style-name="ce15"/>
          <table:table-cell table:style-name="ce16"/>
          <table:table-cell table:style-name="ce15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10">
            <text:p>民族二站</text:p>
          </table:table-cell>
          <table:table-cell table:style-name="ce49"/>
          <table:table-cell office:value-type="float" office:value="0" table:style-name="ce50">
            <text:p>0</text:p>
          </table:table-cell>
          <table:table-cell office:value-type="string" table:style-name="ce12">
            <text:p>陳雅惠</text:p>
          </table:table-cell>
          <table:table-cell office:value-type="string" table:style-name="ce53">
            <text:p>07-3534932</text:p>
          </table:table-cell>
          <table:table-cell table:style-name="ce21"/>
          <table:table-cell table:number-columns-repeated="2" table:style-name="ce2"/>
          <table:table-cell table:style-name="ce47"/>
          <table:table-cell table:style-name="ce48"/>
          <table:table-cell table:style-name="ce19"/>
          <table:table-cell table:style-name="ce2"/>
          <table:table-cell table:number-columns-repeated="16372" table:style-name="ce1"/>
        </table:table-row>
        <table:table-row table:style-name="ro2">
          <table:table-cell office:value-type="string" table:style-name="ce22">
            <text:p>高鐡站</text:p>
          </table:table-cell>
          <table:table-cell table:style-name="ce54"/>
          <table:table-cell office:value-type="float" office:value="0" table:style-name="ce50">
            <text:p>0</text:p>
          </table:table-cell>
          <table:table-cell office:value-type="string" table:style-name="ce12">
            <text:p>郭武讓</text:p>
          </table:table-cell>
          <table:table-cell office:value-type="string" table:style-name="ce53">
            <text:p>07-3424295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民族三站</text:p>
          </table:table-cell>
          <table:table-cell table:style-name="ce54"/>
          <table:table-cell office:value-type="float" office:value="0" table:style-name="ce50">
            <text:p>0</text:p>
          </table:table-cell>
          <table:table-cell office:value-type="string" table:style-name="ce12">
            <text:p>蔡政良</text:p>
          </table:table-cell>
          <table:table-cell office:value-type="string" table:style-name="ce53">
            <text:p>07-3101363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白埔站</text:p>
          </table:table-cell>
          <table:table-cell table:style-name="ce23"/>
          <table:table-cell office:value-type="float" office:value="0" table:style-name="ce50">
            <text:p>0</text:p>
          </table:table-cell>
          <table:table-cell office:value-type="string" table:style-name="ce12">
            <text:p>劉冠廷</text:p>
          </table:table-cell>
          <table:table-cell office:value-type="string" table:style-name="ce53">
            <text:p>07-6128270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大湖站</text:p>
          </table:table-cell>
          <table:table-cell table:style-name="ce54"/>
          <table:table-cell office:value-type="float" office:value="0" table:style-name="ce50">
            <text:p>0</text:p>
          </table:table-cell>
          <table:table-cell office:value-type="string" table:style-name="ce12">
            <text:p>蔡文獻</text:p>
          </table:table-cell>
          <table:table-cell office:value-type="string" table:style-name="ce53">
            <text:p>07-6935429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table:style-name="ce10"/>
          <table:table-cell table:style-name="ce23"/>
          <table:table-cell table:number-columns-repeated="2" table:style-name="ce12"/>
          <table:table-cell table:style-name="ce23"/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number-rows-repeated="2" table:style-name="ro2">
          <table:table-cell table:style-name="ce10"/>
          <table:table-cell table:style-name="ce23"/>
          <table:table-cell table:number-columns-repeated="2" table:style-name="ce12"/>
          <table:table-cell table:style-name="ce23"/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number-rows-repeated="2" table:style-name="ro2">
          <table:table-cell table:style-name="ce10"/>
          <table:table-cell table:style-name="ce23"/>
          <table:table-cell table:style-name="ce12"/>
          <table:table-cell table:style-name="ce24"/>
          <table:table-cell table:style-name="ce23"/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table:style-name="ce22"/>
          <table:table-cell table:style-name="ce23"/>
          <table:table-cell table:style-name="ce12"/>
          <table:table-cell table:style-name="ce24"/>
          <table:table-cell table:style-name="ce23"/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table:style-name="ce22"/>
          <table:table-cell table:style-name="ce23"/>
          <table:table-cell table:style-name="ce12"/>
          <table:table-cell table:style-name="ce24"/>
          <table:table-cell table:style-name="ce23"/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number-rows-repeated="2" table:style-name="ro2">
          <table:table-cell table:style-name="ce22"/>
          <table:table-cell table:style-name="ce23"/>
          <table:table-cell table:style-name="ce12"/>
          <table:table-cell table:style-name="ce24"/>
          <table:table-cell table:style-name="ce23"/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table:style-name="ce10"/>
          <table:table-cell table:style-name="ce23"/>
          <table:table-cell table:style-name="ce12"/>
          <table:table-cell table:style-name="ce24"/>
          <table:table-cell table:style-name="ce23"/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table:style-name="ce10"/>
          <table:table-cell table:style-name="ce23"/>
          <table:table-cell table:style-name="ce12"/>
          <table:table-cell table:style-name="ce24"/>
          <table:table-cell table:style-name="ce9"/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table:style-name="ce10"/>
          <table:table-cell table:style-name="ce23"/>
          <table:table-cell table:number-columns-repeated="2" table:style-name="ce12"/>
          <table:table-cell table:style-name="ce9"/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table:style-name="ce10"/>
          <table:table-cell table:style-name="ce23"/>
          <table:table-cell table:style-name="ce12"/>
          <table:table-cell table:style-name="ce24"/>
          <table:table-cell table:style-name="ce23"/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table:style-name="ce10"/>
          <table:table-cell table:style-name="ce23"/>
          <table:table-cell table:style-name="ce12"/>
          <table:table-cell table:style-name="ce13"/>
          <table:table-cell table:style-name="ce8"/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0" table:formula="of:=SUM([.C5:.C39])" table:style-name="ce8">
            <text:p>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0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new.$A$1:new.$F$47" table:base-cell-address="new.$A$1"/>
        </table:named-expressions>
      </table:table>
      <table:table table:name="11309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09/18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9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0918.$A$1:1130918.$F$47" table:base-cell-address="1130918.$A$1"/>
        </table:named-expressions>
      </table:table>
      <table:table table:name="11309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09/24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30" table:formula="of:=SUM([.C5:.C39])" table:style-name="ce8">
            <text:p>3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9-4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0924.$A$1:1130924.$F$47" table:base-cell-address="1130924.$A$1"/>
        </table:named-expressions>
      </table:table>
      <table:table table:name="11310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0/01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20" table:formula="of:=SUM([.C5:.C39])" table:style-name="ce8">
            <text:p>12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0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001.$A$1:1131001.$F$47" table:base-cell-address="1131001.$A$1"/>
        </table:named-expressions>
      </table:table>
      <table:table table:name="113100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0/08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0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008.$A$1:1131008.$F$47" table:base-cell-address="1131008.$A$1"/>
        </table:named-expressions>
      </table:table>
      <table:table table:name="11310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0/14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30" table:formula="of:=SUM([.C5:.C39])" table:style-name="ce8">
            <text:p>3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0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015.$A$1:1131015.$F$47" table:base-cell-address="1131015.$A$1"/>
        </table:named-expressions>
      </table:table>
      <table:table table:name="1131015(追加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0/15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30" table:formula="of:=SUM([.C5:.C39])" table:style-name="ce8">
            <text:p>3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0-4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015(追加).$A$1:1131015(追加).$F$47" table:base-cell-address="1131015(追加).$A$1"/>
        </table:named-expressions>
      </table:table>
      <table:table table:name="1131016(追加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0/16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30" table:formula="of:=SUM([.C5:.C39])" table:style-name="ce8">
            <text:p>3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0-5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016(追加).$A$1:1131016(追加).$F$47" table:base-cell-address="1131016(追加).$A$1"/>
        </table:named-expressions>
      </table:table>
      <table:table table:name="113110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1/05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270" table:formula="of:=SUM([.C5:.C39])" table:style-name="ce8">
            <text:p>27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1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105.$A$1:1131105.$F$47" table:base-cell-address="1131105.$A$1"/>
        </table:named-expressions>
      </table:table>
      <table:table table:name="11311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1/19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30" table:formula="of:=SUM([.C5:.C39])" table:style-name="ce8">
            <text:p>3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1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119.$A$1:1131119.$F$47" table:base-cell-address="1131119.$A$1"/>
        </table:named-expressions>
      </table:table>
      <table:table table:name="113120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2/03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2-1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203.$A$1:1131203.$F$47" table:base-cell-address="1131203.$A$1"/>
        </table:named-expressions>
      </table:table>
      <table:table table:name="11312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2/10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35" table:style-name="ce12">
            <text:p>35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55" table:formula="of:=SUM([.C5:.C39])" table:style-name="ce8">
            <text:p>155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2-2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210.$A$1:1131210.$F$47" table:base-cell-address="1131210.$A$1"/>
        </table:named-expressions>
      </table:table>
      <table:table table:name="11312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2/17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50" table:style-name="ce12">
            <text:p>5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number-columns-repeated="2" table:style-name="ce19"/>
          <table:table-cell table:style-name="ce48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30" table:style-name="ce12">
            <text:p>3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140" table:formula="of:=SUM([.C5:.C39])" table:style-name="ce8">
            <text:p>14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2-3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217.$A$1:1131217.$F$47" table:base-cell-address="1131217.$A$1"/>
        </table:named-expressions>
      </table:table>
      <table:table table:name="11312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29" table:default-cell-style-name="ce2"/>
        <table:table-column table:style-name="co11" table:number-columns-repeated="783" table:default-cell-style-name="ce2"/>
        <table:table-column table:style-name="co12" table:default-cell-style-name="ce2"/>
        <table:table-column table:style-name="co13" table:number-columns-repeated="15360" table:default-cell-style-name="ce1"/>
        <table:table-row table:style-name="ro1">
          <table:table-cell office:value-type="string" table:number-columns-spanned="6" table:number-rows-spanned="1" table:style-name="ce44">
            <text:p>台糖油品事業部「盒裝衛生紙」訂貨通知單</text:p>
          </table:table-cell>
          <table:covered-table-cell table:number-columns-repeated="5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3">
            <text:p>中區營業組(FAX:04-8854332)</text:p>
          </table:table-cell>
          <table:table-cell table:number-columns-repeated="2" table:style-name="ce4"/>
          <table:table-cell office:value-type="string" table:style-name="ce5">
            <text:p>通知日期：</text:p>
          </table:table-cell>
          <table:table-cell office:value-type="string" table:style-name="ce6">
            <text:p>113/12/24</text:p>
          </table:table-cell>
          <table:table-cell table:style-name="ce7"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45">
            <text:p>站別</text:p>
          </table:table-cell>
          <table:table-cell office:value-type="string" table:number-columns-spanned="1" table:number-rows-spanned="2" table:style-name="ce46">
            <text:p>擬交貨日期</text:p>
          </table:table-cell>
          <table:table-cell office:value-type="string" table:style-name="ce8">
            <text:p>數量<text:span text:style-name="T2">(</text:span>箱<text:span text:style-name="T2">)</text:span></text:p>
          </table:table-cell>
          <table:table-cell office:value-type="string" table:number-columns-spanned="1" table:number-rows-spanned="2" table:style-name="ce45">
            <text:p>聯絡人</text:p>
          </table:table-cell>
          <table:table-cell office:value-type="string" table:number-columns-spanned="1" table:number-rows-spanned="2" table:style-name="ce45">
            <text:p>電話</text:p>
          </table:table-cell>
          <table:table-cell office:value-type="string" table:number-columns-spanned="1" table:number-rows-spanned="2" table:style-name="ce45">
            <text:p>備註</text:p>
          </table:table-cell>
          <table:table-cell table:number-columns-repeated="5" table:style-name="ce2"/>
          <table:table-cell table:number-columns-repeated="16373" table:style-name="ce1"/>
        </table:table-row>
        <table:table-row table:style-name="ro2">
          <table:covered-table-cell/>
          <table:covered-table-cell/>
          <table:table-cell office:value-type="string" table:style-name="ce9">
            <text:p>60抽</text:p>
          </table:table-cell>
          <table:covered-table-cell/>
          <table:covered-table-cell/>
          <table:covered-table-cell/>
          <table:table-cell table:number-columns-repeated="5" table:style-name="ce2"/>
          <table:table-cell table:number-columns-repeated="16373" table:style-name="ce1"/>
        </table:table-row>
        <table:table-row table:style-name="ro2">
          <table:table-cell office:value-type="string" table:style-name="ce10">
            <text:p>忠勇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祉光</text:p>
          </table:table-cell>
          <table:table-cell office:value-type="string" table:style-name="ce13">
            <text:p>04-2385-3734</text:p>
          </table:table-cell>
          <table:table-cell table:style-name="ce14"/>
          <table:table-cell table:number-columns-repeated="2" table:style-name="ce2"/>
          <table:table-cell table:number-columns-repeated="2" table:style-name="ce15"/>
          <table:table-cell table:style-name="ce16"/>
          <table:table-cell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成功嶺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陳秋華</text:p>
          </table:table-cell>
          <table:table-cell office:value-type="string" table:style-name="ce13">
            <text:p>04-2383-1479</text:p>
          </table:table-cell>
          <table:table-cell table:style-name="ce8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吉峰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3">
            <text:p>游凱楨</text:p>
          </table:table-cell>
          <table:table-cell office:value-type="string" table:style-name="ce13">
            <text:p>04-2330-5793</text:p>
          </table:table-cell>
          <table:table-cell table:style-name="ce17"/>
          <table:table-cell table:number-columns-repeated="2" table:style-name="ce2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鳳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謝津喬</text:p>
          </table:table-cell>
          <table:table-cell office:value-type="string" table:style-name="ce13">
            <text:p>04-2491-599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七星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翁勳杰</text:p>
          </table:table-cell>
          <table:table-cell office:value-type="string" table:style-name="ce13">
            <text:p>04-2558-3711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月眉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陳奐宇</text:p>
          </table:table-cell>
          <table:table-cell office:value-type="string" table:style-name="ce13">
            <text:p>04-2557-0221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南新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李依儒</text:p>
          </table:table-cell>
          <table:table-cell office:value-type="string" table:style-name="ce13">
            <text:p>049-223-6558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水尾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黃政仲</text:p>
          </table:table-cell>
          <table:table-cell office:value-type="string" table:style-name="ce13">
            <text:p>04-889-2829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style-name="ce19"/>
          <table:table-cell table:number-columns-repeated="16372" table:style-name="ce1"/>
        </table:table-row>
        <table:table-row table:style-name="ro2">
          <table:table-cell office:value-type="string" table:style-name="ce10">
            <text:p>糖友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濱發</text:p>
          </table:table-cell>
          <table:table-cell office:value-type="string" table:style-name="ce13">
            <text:p>04-861-1193</text:p>
          </table:table-cell>
          <table:table-cell table:style-name="ce17"/>
          <table:table-cell table:style-name="ce2"/>
          <table:table-cell table:style-name="ce18"/>
          <table:table-cell table:style-name="ce15"/>
          <table:table-cell table:style-name="ce16"/>
          <table:table-cell table:number-columns-repeated="2" table:style-name="ce15"/>
          <table:table-cell table:number-columns-repeated="16372" table:style-name="ce1"/>
        </table:table-row>
        <table:table-row table:style-name="ro2">
          <table:table-cell office:value-type="string" table:style-name="ce10">
            <text:p>儒林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順昌</text:p>
          </table:table-cell>
          <table:table-cell office:value-type="string" table:style-name="ce13">
            <text:p>04-896-4145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萬興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許景瑞</text:p>
          </table:table-cell>
          <table:table-cell office:value-type="string" table:style-name="ce13">
            <text:p>04-868-1032</text:p>
          </table:table-cell>
          <table:table-cell table:style-name="ce14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龍林站</text:p>
          </table:table-cell>
          <table:table-cell table:style-name="ce11"/>
          <table:table-cell office:value-type="float" office:value="30" table:style-name="ce12">
            <text:p>30</text:p>
          </table:table-cell>
          <table:table-cell office:value-type="string" table:style-name="ce12">
            <text:p>胡壽昌</text:p>
          </table:table-cell>
          <table:table-cell office:value-type="string" table:style-name="ce13">
            <text:p>05-697-4406</text:p>
          </table:table-cell>
          <table:table-cell table:style-name="ce8"/>
          <table:table-cell table:style-name="ce2"/>
          <table:table-cell table:style-name="ce18"/>
          <table:table-cell table:style-name="ce15"/>
          <table:table-cell table:style-name="ce16"/>
          <table:table-cell table:style-name="ce15"/>
          <table:table-cell table:number-columns-repeated="16373" table:style-name="ce1"/>
        </table:table-row>
        <table:table-row table:style-name="ro2">
          <table:table-cell office:value-type="string" table:style-name="ce10">
            <text:p>文化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沈昇德</text:p>
          </table:table-cell>
          <table:table-cell office:value-type="string" table:style-name="ce13">
            <text:p>05-537-0969</text:p>
          </table:table-cell>
          <table:table-cell table:style-name="ce8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北港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蘇恆毅</text:p>
          </table:table-cell>
          <table:table-cell office:value-type="string" table:style-name="ce13">
            <text:p>05-773-0233</text:p>
          </table:table-cell>
          <table:table-cell table:style-name="ce20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綠揚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張士欽</text:p>
          </table:table-cell>
          <table:table-cell office:value-type="string" table:style-name="ce13">
            <text:p>05-522-3817</text:p>
          </table:table-cell>
          <table:table-cell table:style-name="ce14"/>
          <table:table-cell table:style-name="ce2"/>
          <table:table-cell table:style-name="ce18"/>
          <table:table-cell table:number-columns-repeated="7" table:style-name="ce2"/>
          <table:table-cell table:number-columns-repeated="16369" table:style-name="ce1"/>
        </table:table-row>
        <table:table-row table:style-name="ro2">
          <table:table-cell office:value-type="string" table:style-name="ce10">
            <text:p>光明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2">
            <text:p>郭尚宜</text:p>
          </table:table-cell>
          <table:table-cell office:value-type="string" table:style-name="ce13">
            <text:p>05-632-6132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德隆站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3">
            <text:p>林宏宇</text:p>
          </table:table-cell>
          <table:table-cell office:value-type="string" table:style-name="ce13">
            <text:p>04-2271-4220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樓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崑基</text:p>
          </table:table-cell>
          <table:table-cell office:value-type="string" table:style-name="ce23">
            <text:p>05-220-2922</text:p>
          </table:table-cell>
          <table:table-cell table:style-name="ce21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埔美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劉建志</text:p>
          </table:table-cell>
          <table:table-cell office:value-type="string" table:style-name="ce23">
            <text:p>05-295-2411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大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文彬</text:p>
          </table:table-cell>
          <table:table-cell office:value-type="string" table:style-name="ce23">
            <text:p>05-265-2111</text:p>
          </table:table-cell>
          <table:table-cell table:style-name="ce17"/>
          <table:table-cell table:number-columns-repeated="5" table:style-name="ce2"/>
          <table:table-cell table:style-name="ce18"/>
          <table:table-cell table:number-columns-repeated="16372" table:style-name="ce1"/>
        </table:table-row>
        <table:table-row table:style-name="ro2">
          <table:table-cell office:value-type="string" table:style-name="ce10">
            <text:p>頂六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姜懿容</text:p>
          </table:table-cell>
          <table:table-cell office:value-type="string" table:style-name="ce23">
            <text:p>05-230-9136</text:p>
          </table:table-cell>
          <table:table-cell table:style-name="ce25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柳林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王家羚</text:p>
          </table:table-cell>
          <table:table-cell office:value-type="string" table:style-name="ce23">
            <text:p>05-268-7532</text:p>
          </table:table-cell>
          <table:table-cell table:style-name="ce20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公館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黃岑任</text:p>
          </table:table-cell>
          <table:table-cell office:value-type="string" table:style-name="ce23">
            <text:p>05-230-3129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祥和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張明輝</text:p>
          </table:table-cell>
          <table:table-cell office:value-type="string" table:style-name="ce23">
            <text:p>05-362-3706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人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資淵</text:p>
          </table:table-cell>
          <table:table-cell office:value-type="string" table:style-name="ce23">
            <text:p>05-362-1933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10">
            <text:p>惠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世雄</text:p>
          </table:table-cell>
          <table:table-cell office:value-type="string" table:style-name="ce23">
            <text:p>05-370-4932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潭頂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坤山</text:p>
          </table:table-cell>
          <table:table-cell office:value-type="string" table:style-name="ce23">
            <text:p>06-501-4531</text:p>
          </table:table-cell>
          <table:table-cell table:style-name="ce8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豐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卓春宏</text:p>
          </table:table-cell>
          <table:table-cell office:value-type="string" table:style-name="ce23">
            <text:p>06-578-3184</text:p>
          </table:table-cell>
          <table:table-cell table:style-name="ce14"/>
          <table:table-cell table:number-columns-repeated="11" table:style-name="ce2"/>
          <table:table-cell table:number-columns-repeated="16367" table:style-name="ce1"/>
        </table:table-row>
        <table:table-row table:style-name="ro2">
          <table:table-cell office:value-type="string" table:style-name="ce22">
            <text:p>曾文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梁賀茗</text:p>
          </table:table-cell>
          <table:table-cell office:value-type="string" table:style-name="ce23">
            <text:p>06-581-1421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22">
            <text:p>文正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林霆翰</text:p>
          </table:table-cell>
          <table:table-cell office:value-type="string" table:style-name="ce23">
            <text:p>06-571-7220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大營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蔡勝寶</text:p>
          </table:table-cell>
          <table:table-cell office:value-type="string" table:style-name="ce23">
            <text:p>06-501-208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樹安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胡心惠</text:p>
          </table:table-cell>
          <table:table-cell office:value-type="string" table:style-name="ce9">
            <text:p>06-635-3862</text:p>
          </table:table-cell>
          <table:table-cell table:style-name="ce8"/>
          <table:table-cell table:number-columns-repeated="1017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新進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2">
            <text:p>李孟澤</text:p>
          </table:table-cell>
          <table:table-cell office:value-type="string" table:style-name="ce9">
            <text:p>06-637-1677</text:p>
          </table:table-cell>
          <table:table-cell table:style-name="ce14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太康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24">
            <text:p>陳明宏</text:p>
          </table:table-cell>
          <table:table-cell office:value-type="string" table:style-name="ce23">
            <text:p>06-622-6213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10">
            <text:p>嘉保站</text:p>
          </table:table-cell>
          <table:table-cell table:style-name="ce23"/>
          <table:table-cell office:value-type="float" office:value="0" table:style-name="ce12">
            <text:p>0</text:p>
          </table:table-cell>
          <table:table-cell office:value-type="string" table:style-name="ce13">
            <text:p>李和昌</text:p>
          </table:table-cell>
          <table:table-cell office:value-type="string" table:style-name="ce8">
            <text:p>05-238-2331</text:p>
          </table:table-cell>
          <table:table-cell table:style-name="ce17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2">
          <table:table-cell office:value-type="string" table:style-name="ce8">
            <text:p>合計</text:p>
          </table:table-cell>
          <table:table-cell table:style-name="ce8"/>
          <table:table-cell office:value-type="float" office:value="60" table:formula="of:=SUM([.C5:.C39])" table:style-name="ce8">
            <text:p>60</text:p>
          </table:table-cell>
          <table:table-cell table:number-columns-repeated="3" table:style-name="ce8"/>
          <table:table-cell table:number-columns-repeated="6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3">
          <table:table-cell office:value-type="string" table:style-name="ce27">
            <text:p>填表：</text:p>
          </table:table-cell>
          <table:table-cell table:style-name="ce27"/>
          <table:table-cell office:value-type="string" table:style-name="ce27">
            <text:p>經理：</text:p>
          </table:table-cell>
          <table:table-cell table:number-columns-repeated="3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4">
          <table:table-cell table:number-columns-repeated="6" table:style-name="ce27"/>
          <table:table-cell table:style-name="ce2"/>
          <table:table-cell table:style-name="ce26"/>
          <table:table-cell table:number-columns-repeated="4" table:style-name="ce2"/>
          <table:table-cell table:style-name="ce26"/>
          <table:table-cell table:number-columns-repeated="1010" table:style-name="ce2"/>
          <table:table-cell table:number-columns-repeated="15361" table:style-name="ce1"/>
        </table:table-row>
        <table:table-row table:style-name="ro5">
          <table:table-cell office:value-type="string" table:style-name="ce28">
            <text:p>聯絡窗口: 黃建忠(正隆公司大林廠)             </text:p>
          </table:table-cell>
          <table:table-cell table:number-columns-repeated="3" table:style-name="ce28"/>
          <table:table-cell office:value-type="string" table:style-name="ce29">
            <text:p>供貨商確認章<text:span text:style-name="T3">(</text:span><text:span text:style-name="T4">確認後請回傳</text:span><text:span text:style-name="T3">)</text:span></text:p>
          </table:table-cell>
          <table:table-cell table:style-name="ce30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地址:  嘉義縣大林鎮三和里林子頭20號             </text:p>
          </table:table-cell>
          <table:table-cell table:number-columns-repeated="2" table:style-name="ce28"/>
          <table:table-cell table:style-name="ce27"/>
          <table:table-cell table:style-name="ce31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電話  : 05-2953110 分機223</text:p>
          </table:table-cell>
          <table:table-cell table:number-columns-repeated="2" table:style-name="ce28"/>
          <table:table-cell table:style-name="ce27"/>
          <table:table-cell table:style-name="ce33"/>
          <table:table-cell table:style-name="ce32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office:value-type="string" table:style-name="ce28">
            <text:p>傳真  : 05-2950700            </text:p>
          </table:table-cell>
          <table:table-cell table:number-columns-repeated="3" table:style-name="ce28"/>
          <table:table-cell office:value-type="string" table:style-name="ce34">
            <text:p>確認日期： <text:s/>年 <text:s/>月 <text:s text:c="2"/>日</text:p>
          </table:table-cell>
          <table:table-cell table:style-name="ce35"/>
          <table:table-cell table:number-columns-repeated="2" table:style-name="ce26"/>
          <table:table-cell table:number-columns-repeated="5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number-columns-repeated="2" table:style-name="ce28"/>
          <table:table-cell office:value-type="string" table:style-name="ce36">
            <text:p>訂單編號：12-4</text:p>
          </table:table-cell>
          <table:table-cell table:style-name="ce28"/>
          <table:table-cell table:style-name="ce37"/>
          <table:table-cell table:style-name="ce27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style-name="ro5">
          <table:table-cell table:style-name="ce38"/>
          <table:table-cell table:number-columns-repeated="2" table:style-name="ce39"/>
          <table:table-cell table:style-name="ce1"/>
          <table:table-cell table:style-name="ce40"/>
          <table:table-cell table:style-name="ce39"/>
          <table:table-cell table:style-name="ce26"/>
          <table:table-cell table:number-columns-repeated="6" table:style-name="ce2"/>
          <table:table-cell table:number-columns-repeated="1006" table:style-name="ce26"/>
          <table:table-cell table:number-columns-repeated="15365" table:style-name="ce1"/>
        </table:table-row>
        <table:table-row table:number-rows-repeated="2" table:style-name="ro6">
          <table:table-cell table:style-name="ce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style-name="ro6">
          <table:table-cell table:style-name="ce42"/>
          <table:table-cell table:number-columns-repeated="3" table:style-name="ce1"/>
          <table:table-cell table:style-name="ce41"/>
          <table:table-cell table:number-columns-repeated="16379" table:style-name="ce1"/>
        </table:table-row>
        <table:table-row table:number-rows-repeated="1048525" table:style-name="ro6">
          <table:table-cell table:number-columns-repeated="16384"/>
        </table:table-row>
        <table:named-expressions>
          <table:named-range table:name="Print_Area" table:cell-range-address="1131224.$A$1:1131224.$F$47" table:base-cell-address="113122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新細明體1" svg:font-family="新細明體1"/>
    <style:font-face style:name="新細明體" svg:font-family="新細明體"/>
    <style:font-face style:name="標楷體" svg:font-family="標楷體"/>
    <style:font-face style:name="Microsoft YaHei1" svg:font-family="&quot;Microsoft YaHei1&quot;"/>
    <style:font-face style:name="Microsoft YaHei" svg:font-family="&quot;Microsoft YaHei&quot;"/>
    <style:font-face style:name="elffont fern" svg:font-family="&quot;elffont fer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48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/>
      <number:text>/</number:text>
      <number:month/>
      <number:text>/</number:text>
      <number:day/>
    </number:date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middle" fo:background-color="#DDDDD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_19968__33324__Sheet1" style:display-name="一般_Sheet1" style:family="table-cell" style:data-style-name="N0">
      <style:table-cell-properties style:vertical-align="automatic" fo:background-color="transparent"/>
      <style:text-properties style:font-name="新細明體1" style:font-name-asian="新細明體1" style:font-name-complex="新細明體1" style:font-family-generic="modern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236220472440945in" fo:margin-left="0.393700787401575in" fo:margin-right="0.393700787401575in" style:print-orientation="portrait" style:print-page-order="ltr" style:first-page-number="1" style:scale-to="86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2</meta:generator>
    <dc:creator>u108001058</dc:creator>
    <meta:creation-date>2024-01-02T10:35:19Z</meta:creation-date>
    <dc:date>2025-10-18T14:39:52Z</dc:date>
    <meta:print-date>2025-10-07T10:15:21Z</meta:print-date>
    <meta:editing-cycles>90</meta:editing-cycles>
    <meta:editing-duration>PT9646S</meta:editing-duration>
  </office:meta>
</office:document-meta>
</file>